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2B7D6EEDA0791A3D80.png" manifest:media-type="image/png"/>
  <manifest:file-entry manifest:full-path="Pictures/10000000000004B2000004810563FDEB656152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783cm" fo:min-width="5.81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81cm" fo:wrap-option="no-wrap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1.783cm" fo:min-width="6.953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2.545cm" fo:min-width="5.81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30.505cm" svg:x="2.156cm" svg:y="3.104cm">
          <draw:image xlink:href="Pictures/10000000000004B2000004810563FDEB65615299.png" xlink:type="simple" xlink:show="embed" xlink:actuate="onLoad">
            <text:p/>
          </draw:image>
        </draw:frame>
        <draw:custom-shape draw:style-name="gr2" draw:text-style-name="P2" draw:layer="layout" svg:width="6.309cm" svg:height="2.032cm" svg:x="19.596cm" svg:y="2.723cm">
          <text:p text:style-name="P1">Entities Section</text:p>
          <draw:enhanced-geometry svg:viewBox="0 0 21600 21600" draw:glue-points="10800 0 0 10800 10800 21600 21600 10800 ?f40 ?f41" draw:text-areas="0 0 21600 21600" draw:type="rectangular-callout" draw:modifiers="-8277.14738510301 47120.511559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6.309cm" svg:height="2.286cm" svg:x="29.756cm" svg:y="27.107cm">
          <text:p text:style-name="P1">Add Attribute</text:p>
          <text:p text:style-name="P1">Detai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80.6022187005 -2871.184958460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7.452cm" svg:height="2.032cm" svg:x="16.805cm" svg:y="18.542cm">
          <text:p text:style-name="P1">Attribute Array Panel</text:p>
          <draw:enhanced-geometry svg:viewBox="0 0 21600 21600" draw:glue-points="10800 0 0 10800 10800 21600 21600 10800 ?f40 ?f41" draw:text-areas="0 0 21600 21600" draw:type="rectangular-callout" draw:modifiers="-7007.7552663357 47109.88686669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14.683cm" svg:x="2.361cm" svg:y="2.159cm">
          <draw:image xlink:href="Pictures/10000000000004B20000022B7D6EEDA0791A3D80.png" xlink:type="simple" xlink:show="embed" xlink:actuate="onLoad">
            <text:p/>
          </draw:image>
        </draw:frame>
        <draw:custom-shape draw:style-name="gr5" draw:text-style-name="P2" draw:layer="layout" svg:width="6.309cm" svg:height="2.794cm" svg:x="25.06cm" svg:y="17.399cm">
          <text:p text:style-name="P1">Return to</text:p>
          <text:p text:style-name="P1">Editing the</text:p>
          <text:p text:style-name="P1">Entity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11.5055467512 -16893.595706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6.309cm" svg:height="2.032cm" svg:x="18.161cm" svg:y="2.921cm">
          <text:p text:style-name="P1">Attribute Name</text:p>
          <draw:enhanced-geometry svg:viewBox="0 0 21600 21600" draw:glue-points="10800 0 0 10800 10800 21600 21600 10800 ?f40 ?f41" draw:text-areas="0 0 21600 21600" draw:type="rectangular-callout" draw:modifiers="-8277.14738510301 47120.511559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2-08T15:00:50.037354347</dc:date>
    <meta:editing-duration>P1DT4H47M59S</meta:editing-duration>
    <meta:editing-cycles>72</meta:editing-cycles>
    <meta:generator>LibreOffice/6.0.7.3$Linux_X86_64 LibreOffice_project/00m0$Build-3</meta:generator>
    <meta:document-statistic meta:object-count="7"/>
  </office:meta>
</office:document-meta>
</file>